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EventPoll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EventPoll.addListener( Event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R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Even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ventPoll.toEvents( RemoteEventCollection . RemoteEvent [ ] remoteEve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EventPoll.ClientEventPoll( RemoteObservationManager remote , Session ses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EventPoll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Event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EventPoll.removeListener( 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REvent.JCREvent( RemoteEventCollection . RemoteEvent remote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EventPoll.r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